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3-31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1-13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0-07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7-08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6-25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4-15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1-08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0-02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7-10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4-03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1-09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0-17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7-14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4-19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2-03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0-19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7-1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4-13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2-01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0-28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7-16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6-02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2-0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1-30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1-29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20-01-27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9-12-13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9-11-22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9-10-25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9-09-2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9-08-23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9-07-2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9-06-2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9-05-29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9-04-19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9-03-21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9-02-21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9-01-23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8-12-19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8-11-21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8-10-17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8-09-26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8-08-29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8-07-20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8-06-22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8-06-11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8-05-30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8-04-2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8-03-23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8-02-28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8-01-19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7-12-15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7-11-2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7-10-2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7-09-25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7-08-28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7-07-26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7-06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7-05-30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7-04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7-03-27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7-02-24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7-01-2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6-12-3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6-11-30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6-11-0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6-09-2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6-08-24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6-07-27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6-06-29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6-05-25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6-04-28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6-03-3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6-02-25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6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5-12-22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5-11-23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5-10-3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5-10-0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5-08-2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5-07-3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5-06-24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5-05-29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5-04-24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5-03-25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5-02-26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5-01-22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4-12-22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4-11-25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4-10-23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4-09-29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4-08-25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4-07-21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4-06-24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4-05-28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4-04-28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4-03-25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4-02-24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4-01-24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3-12-23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3-11-25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3-10-29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3-09-24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3-08-2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3-07-29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3-06-2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3-05-29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3-04-17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3-03-28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3-02-27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3-01-31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2-12-20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2-11-27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2-11-05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2-09-20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2-08-27 1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2-07-23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2-06-25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2-05-23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2-04-30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2-03-26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2-02-27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2-01-23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1-12-27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1-11-28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1-10-24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1-09-26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1-08-3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1-07-26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1-06-27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1-05-23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1-04-25 1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1-03-28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1-02-22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1-01-24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0-12-20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0-11-22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0-10-25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0-09-27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0-08-23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0-07-26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0-06-29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0-05-2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0-04-26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0-03-26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0-02-22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10-01-26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9-12-21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9-11-23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9-10-26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9-09-2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9-08-24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9-07-30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9-06-25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9-05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9-04-28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9-03-23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9-02-24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9-01-22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8-12-29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8-11-24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8-10-2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8-09-24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8-08-26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8-06-25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8-05-19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8-03-2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8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8-01-2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7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7-11-27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7-10-23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7-09-24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7-08-28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7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7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6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6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5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4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4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4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4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4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4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3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3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3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3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2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1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1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0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0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2000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9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9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9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8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8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7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7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7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7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7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5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5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4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4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4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3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3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3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3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3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2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2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2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2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2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1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1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1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1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0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0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0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0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0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0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0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9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9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9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9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9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9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9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9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9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8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8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8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8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8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8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8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7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7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7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7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7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7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7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6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6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6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6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5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5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5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5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5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5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441072170701</text:p>
          </table:table-cell>
          <table:table-cell office:value-type="string" calcext:value-type="string">
            <text:p>MA-ORW <text:s text:c="2"/>63 ORANGE, MA</text:p>
          </table:table-cell>
          <table:table-cell office:value-type="string" calcext:value-type="string">
            <text:p>1985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196" meta:object-count="0"/>
    <meta:user-defined meta:name="AppVersion">3.0</meta:user-defined>
  </office:meta>
</office:document-meta>
</file>